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Narrow" svg:font-family="'Nimbus Sans Narrow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transition-type="automatic" presentation:duration="PT47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slow" presentation:duration="PT47S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81cm" svg:stroke-color="#3465a4" draw:stroke-linejoin="round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 loext:decorative="false"/>
    </style:style>
    <style:style style:name="gr2" style:family="graphic" style:parent-style-name="standard">
      <style:graphic-properties draw:stroke="solid" svg:stroke-width="0.081cm" svg:stroke-color="#333333" draw:stroke-linejoin="round" svg:stroke-linecap="round" draw:fill="solid" draw:fill-color="#333333" draw:opacity="20%" draw:textarea-horizontal-align="justify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81cm" svg:stroke-color="#3465a4" draw:stroke-linejoin="round" draw:fill="solid" draw:fill-color="#729fcf" draw:opacity="24%" draw:textarea-horizontal-align="justify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 loext:decorative="false"/>
    </style:style>
    <style:style style:name="gr10" style:family="graphic" style:parent-style-name="standard">
      <style:graphic-properties draw:stroke="solid" svg:stroke-width="0.081cm" svg:stroke-color="#3465a4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 loext:decorative="false"/>
    </style:style>
    <style:style style:name="gr11" style:family="graphic" style:parent-style-name="standard" style:list-style-name="L2">
      <style:graphic-properties draw:stroke="solid" svg:stroke-width="0.081cm" svg:stroke-color="#3465a4" draw:stroke-linejoin="round" draw:fill="solid" draw:fill-color="#729fcf" draw:opacity="68%" draw:textarea-horizontal-align="justify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 style:writing-mode="lr-tb" loext:decorative="false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81cm" svg:stroke-color="#333333" draw:stroke-linejoin="round" svg:stroke-linecap="round" draw:fill="solid" draw:fill-color="#333333" draw:opacity="20%" draw:textarea-horizontal-align="justify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.081cm" svg:stroke-color="#3465a4" draw:stroke-linejoin="round" draw:fill="solid" draw:fill-color="#729fcf" draw:opacity="68%" draw:textarea-horizontal-align="justify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" style:family="graphic" style:parent-style-name="standard" style:list-style-name="L4">
      <style:graphic-properties draw:stroke="solid" svg:stroke-width="0.081cm" svg:stroke-color="#333333" draw:stroke-linejoin="round" svg:stroke-linecap="round" draw:fill="solid" draw:fill-color="#333333" draw:opacity="76%" draw:textarea-horizontal-align="justify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solid" svg:stroke-width="0.081cm" svg:stroke-color="#1c1c1c" draw:stroke-linejoin="miter" svg:stroke-linecap="round" draw:fill="solid" draw:fill-color="#ffffff" draw:opacity="68%" draw:textarea-horizontal-align="justify" draw:textarea-vertical-align="middle" draw:auto-grow-height="false" draw:fit-to-size="false" style:shrink-to-fit="false" fo:min-height="0cm" fo:min-width="0cm" fo:padding-top="0.165cm" fo:padding-bottom="0.165cm" fo:padding-left="0.29cm" fo:padding-right="0.29cm" fo:wrap-option="wrap" draw:shadow="visible" draw:shadow-offset-x="0.212cm" draw:shadow-offset-y="0.212cm" draw:shadow-color="#1c1c1c" draw:shadow-opacity="81%" loext:shadow-blur="0cm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81cm" svg:stroke-color="#333333" draw:stroke-linejoin="round" svg:stroke-linecap="round" draw:fill="solid" draw:fill-color="#333333" draw:opacity="20%" draw:textarea-horizontal-align="justify" draw:textarea-vertical-align="middle" draw:auto-grow-height="false" draw:fit-to-size="false" style:shrink-to-fit="false" fo:min-height="1.205cm" fo:min-width="8.635cm" fo:padding-top="0.165cm" fo:padding-bottom="0.165cm" fo:padding-left="0.29cm" fo:padding-right="0.29cm" fo:wrap-option="wrap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4" style:family="paragraph">
      <loext:graphic-properties draw:fill="solid" draw:fill-color="#333333" draw:opacity="20%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333333" draw:opacity="20%"/>
      <style:paragraph-properties fo:text-align="start" style:font-independent-line-spacing="true"/>
      <style:text-properties fo:font-variant="normal" fo:text-transform="none" fo:color="#1c1c1c" loext:opacity="100%" style:text-outline="false" style:text-line-through-style="none" style:text-line-through-type="none" style:text-position="0% 100%" style:font-name="Arial" fo:font-size="16.8999996185303pt" fo:letter-spacing="normal" fo:language="en" fo:country="US" fo:font-style="normal" style:text-underline-style="none" fo:font-weight="normal" fo:background-color="transparent" style:font-name-asian="DejaVu Sans" style:font-size-asian="16.8999996185303pt" style:font-style-asian="normal" style:font-weight-asian="normal" style:font-name-complex="DejaVu Sans" style:font-size-complex="16.8999996185303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solid" draw:fill-color="#729fcf" draw:opacity="24%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13" style:family="paragraph">
      <loext:graphic-properties draw:fill="solid" draw:fill-color="#729fcf" draw:opacity="68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.7000007629395pt" fo:letter-spacing="normal" fo:language="en" fo:country="US" fo:font-style="normal" style:text-underline-style="none" fo:font-weight="normal" fo:background-color="transparent" style:font-name-asian="DejaVu Sans" style:font-size-asian="21.7000007629395pt" style:font-style-asian="normal" style:font-weight-asian="normal" style:font-name-complex="DejaVu Sans" style:font-size-complex="21.7000007629395pt" style:font-style-complex="normal" style:font-weight-complex="normal"/>
    </style:style>
    <style:style style:name="P15" style:family="paragraph">
      <loext:graphic-properties draw:fill="solid" draw:fill-color="#333333" draw:opacity="20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6" style:family="paragraph">
      <loext:graphic-properties draw:fill="solid" draw:fill-color="#333333" draw:opacity="76%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7" style:family="paragraph">
      <loext:graphic-properties draw:fill="solid" draw:fill-color="#ffffff" draw:opacity="68%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1.7000007629395pt" fo:letter-spacing="normal" fo:language="en" fo:country="US" fo:font-style="normal" style:text-underline-style="none" fo:font-weight="normal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imbus Sans Narrow" fo:font-size="48pt" fo:letter-spacing="-0.064cm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4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Arial" fo:font-size="16.8999996185303pt" fo:letter-spacing="normal" fo:language="en" fo:country="US" fo:font-style="normal" style:text-underline-style="none" fo:font-weight="normal" fo:background-color="transparent" style:font-name-asian="DejaVu Sans" style:font-size-asian="16.8999996185303pt" style:font-style-asian="normal" style:font-weight-asian="normal" style:font-name-complex="DejaVu Sans" style:font-size-complex="16.8999996185303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6" style:family="text">
      <style:text-properties fo:font-variant="normal" fo:text-transform="none" fo:color="#1c1c1c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7" style:family="text">
      <style:text-properties fo:font-variant="normal" fo:text-transform="none" fo:color="#eeeeee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eeeee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Jeopardy App" draw:style-name="dp1" draw:master-page-name="Default" presentation:presentation-page-layout-name="AL1T0">
        <office:forms form:automatic-focus="false" form:apply-design-mode="false"/>
        <draw:frame draw:name="PlaceHolder 1" presentation:style-name="pr1" draw:text-style-name="P2" draw:layer="layout" svg:width="5.982cm" svg:height="2.276cm" svg:x="1.688cm" svg:y="0.39cm" presentation:class="title" presentation:user-transformed="true">
          <draw:text-box>
            <text:p text:style-name="P1"><text:span text:style-name="T1">Jeopardy App</text:span></text:p>
          </draw:text-box>
        </draw:frame>
        <draw:custom-shape draw:style-name="gr1" draw:text-style-name="P3" draw:layer="layout" svg:width="10.751cm" svg:height="16.798cm" svg:x="11.513cm" svg:y="0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4" draw:layer="layout" svg:width="9.214cm" svg:height="1.534cm" svg:x="12.282cm" svg:y="11.076cm">
          <office:event-listeners>
            <presentation:event-listener script:event-name="dom:click" presentation:action="next-page"/>
          </office:event-listeners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6" draw:layer="layout" svg:width="10.751cm" svg:height="3.589cm" svg:x="11.515cm" svg:y="2.3cm">
          <text:p text:style-name="P5"><text:span text:style-name="T2">What was that clue from l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6" draw:layer="layout" svg:width="10.751cm" svg:height="6.598cm" svg:x="11.515cm" svg:y="3.802cm">
          <text:p text:style-name="P5"><text:span text:style-name="T3">JEOPARDY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6" draw:layer="layout" svg:width="10.751cm" svg:height="2.73cm" svg:x="11.515cm" svg:y="9.586cm">
          <text:p text:style-name="P5"><text:span text:style-name="T1">Ask a question about </text:span><text:span text:style-name="T1">your c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opardy App (2)" draw:style-name="dp3" draw:master-page-name="Default" presentation:presentation-page-layout-name="AL1T0">
        <office:forms form:automatic-focus="false" form:apply-design-mode="false"/>
        <draw:frame draw:name="PlaceHolder 1" presentation:style-name="pr1" draw:text-style-name="P2" draw:layer="layout" svg:width="5.982cm" svg:height="2.276cm" svg:x="1.688cm" svg:y="0.39cm" presentation:class="title" presentation:user-transformed="true">
          <draw:text-box>
            <text:p text:style-name="P1"><text:span text:style-name="T1">Jeopardy App</text:span></text:p>
          </draw:text-box>
        </draw:frame>
        <draw:custom-shape draw:style-name="gr1" draw:text-style-name="P3" draw:layer="layout" svg:width="10.751cm" svg:height="16.798cm" svg:x="11.513cm" svg:y="0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9" draw:layer="layout" svg:width="9.214cm" svg:height="1.534cm" svg:x="12.282cm" svg:y="3.699cm">
          <text:p xml:id="id1" text:id="id1"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1" draw:layer="layout" svg:width="10.751cm" svg:height="1.314cm" svg:x="11.515cm" svg:y="0.928cm">
          <text:p text:style-name="P10"><text:span text:style-name="T2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6" draw:layer="layout" svg:width="10.751cm" svg:height="2.73cm" svg:x="11.515cm" svg:y="2.207cm">
          <text:p text:style-name="P5"><text:span text:style-name="T1">Ask a question about your c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9.214cm" svg:height="7.679cm" svg:x="12.282cm" svg:y="9.214cm">
          <office:event-listeners>
            <presentation:event-listener script:event-name="dom:click" presentation:action="next-page"/>
          </office:event-listeners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2.711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2.711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4.042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4.042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5.25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6.46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7.668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8.879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20.09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20.09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8.879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7.668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6.46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5.25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4.764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5.975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7.183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8.396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20.208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2.711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2.711cm" svg:y="15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ne button" draw:style-name="gr11" draw:text-style-name="P13" draw:layer="layout" svg:width="2.546cm" svg:height="1.171cm" svg:x="18.428cm" svg:y="15.305cm">
          <office:event-listeners>
            <presentation:event-listener script:event-name="dom:click" presentation:action="next-page"/>
          </office:event-listeners>
          <text:p text:style-name="P5"><text:span text:style-name="T5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3.797cm" svg:y="15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4" draw:layer="layout" svg:width="0.765cm" svg:height="1.171cm" svg:x="13.797cm" svg:y="15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3.055cm" svg:height="1.171cm" svg:x="15.037cm" svg:y="15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iterate smil:begin="0s" smil:fill="hold" presentation:node-type="with-previous" presentation:preset-class="entrance" presentation:preset-id="ooo-entrance-box" presentation:preset-sub-type="in" smil:targetElement="id1" anim:sub-item="text" anim:iterate-type="by-word" anim:iterate-interval="PT00H00M00.16S">
                  <anim:set smil:begin="0s" smil:dur="0.001s" smil:fill="hold" smil:attributeName="visibility" smil:to="visible"/>
                  <anim:transitionFilter smil:dur="0.51s" smil:type="irisWipe" smil:subtype="rectangle" smil:direction="reverse"/>
                </anim:iterate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opardy App (3)" draw:style-name="dp1" draw:master-page-name="Default" presentation:presentation-page-layout-name="AL1T0">
        <office:forms form:automatic-focus="false" form:apply-design-mode="false"/>
        <draw:frame draw:name="PlaceHolder 1" presentation:style-name="pr1" draw:text-style-name="P2" draw:layer="layout" svg:width="5.982cm" svg:height="2.276cm" svg:x="1.688cm" svg:y="0.39cm" presentation:class="title" presentation:user-transformed="true">
          <draw:text-box>
            <text:p text:style-name="P1"><text:span text:style-name="T1">Jeopardy App</text:span></text:p>
          </draw:text-box>
        </draw:frame>
        <draw:custom-shape draw:style-name="gr1" draw:text-style-name="P3" draw:layer="layout" svg:width="10.751cm" svg:height="16.798cm" svg:x="11.513cm" svg:y="0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5" draw:layer="layout" svg:width="9.214cm" svg:height="1.534cm" svg:x="12.282cm" svg:y="3.699cm">
          <text:p xml:id="id2" text:id="id2" text:style-name="P10"><text:span text:style-name="T6">What was that clue about rivers in Myan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1" draw:layer="layout" svg:width="10.751cm" svg:height="1.314cm" svg:x="11.515cm" svg:y="0.928cm">
          <text:p text:style-name="P10"><text:span text:style-name="T2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6" draw:layer="layout" svg:width="10.751cm" svg:height="2.73cm" svg:x="11.515cm" svg:y="2.207cm">
          <text:p text:style-name="P5"><text:span text:style-name="T1">Ask a question about your c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9.214cm" svg:height="7.679cm" svg:x="12.282cm" svg:y="9.2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2.711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2.711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4.042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4.042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5.25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6.46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7.668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8.879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20.09cm" svg:y="10.3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20.09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8.879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7.668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6.46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5.25cm" svg:y="11.9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4.764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5.975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7.183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8.396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20.208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2.711cm" svg:y="13.6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2.711cm" svg:y="15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ne button 1" draw:style-name="gr15" draw:text-style-name="P13" draw:layer="layout" svg:width="2.546cm" svg:height="1.171cm" svg:x="18.428cm" svg:y="15.305cm">
          <office:event-listeners>
            <presentation:event-listener script:event-name="dom:click" presentation:action="next-page"/>
          </office:event-listeners>
          <text:p text:style-name="P5"><text:span text:style-name="T5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3.797cm" svg:y="15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0.765cm" svg:height="1.171cm" svg:x="13.797cm" svg:y="15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3" draw:layer="layout" svg:width="3.055cm" svg:height="1.171cm" svg:x="15.037cm" svg:y="15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iterate smil:begin="0s" smil:fill="hold" presentation:node-type="with-previous" presentation:preset-class="entrance" presentation:preset-id="ooo-entrance-box" presentation:preset-sub-type="in" smil:targetElement="id2" anim:sub-item="text" anim:iterate-type="by-word" anim:iterate-interval="PT00H00M00.16S">
                  <anim:set smil:begin="0s" smil:dur="0.001s" smil:fill="hold" smil:attributeName="visibility" smil:to="visible"/>
                  <anim:transitionFilter smil:dur="0.51s" smil:type="irisWipe" smil:subtype="rectangle" smil:direction="reverse"/>
                </anim:iterate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opardy App (4)" draw:style-name="dp1" draw:master-page-name="Default" presentation:presentation-page-layout-name="AL1T0">
        <office:forms form:automatic-focus="false" form:apply-design-mode="false"/>
        <draw:frame draw:name="PlaceHolder 1" presentation:style-name="pr1" draw:text-style-name="P2" draw:layer="layout" svg:width="5.982cm" svg:height="2.276cm" svg:x="1.688cm" svg:y="0.39cm" presentation:class="title" presentation:user-transformed="true">
          <draw:text-box>
            <text:p text:style-name="P1"><text:span text:style-name="T1">Jeopardy App</text:span></text:p>
          </draw:text-box>
        </draw:frame>
        <draw:custom-shape draw:style-name="gr1" draw:text-style-name="P3" draw:layer="layout" svg:width="10.751cm" svg:height="16.798cm" svg:x="11.513cm" svg:y="0.8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1" draw:layer="layout" svg:width="10.751cm" svg:height="1.314cm" svg:x="11.515cm" svg:y="0.928cm">
          <text:p text:style-name="P10"><text:span text:style-name="T2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7" draw:text-style-name="P6" draw:layer="layout" svg:width="10.751cm" svg:height="2.73cm" svg:x="11.515cm" svg:y="2.207cm">
          <text:p text:style-name="P5"><text:span text:style-name="T1">Ask a question about your c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6" xml:id="id3" draw:id="id3" draw:layer="layout" svg:width="9.214cm" svg:height="2.986cm" svg:x="12.282cm" svg:y="7.224cm">
          <text:p text:style-name="P10"><text:span text:style-name="T7">“</text:span><text:span text:style-name="T7">The river that the king of Myanmar used in the war.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ne button 2" draw:style-name="gr19" draw:text-style-name="P17" draw:layer="layout" svg:width="6.386cm" svg:height="1.781cm" svg:x="13.578cm" svg:y="11.518cm">
          <office:event-listeners>
            <presentation:event-listener script:event-name="dom:click" presentation:action="show" xlink:href="#Jeopardy App (2)" xlink:type="simple" xlink:show="embed" xlink:actuate="onRequest"/>
          </office:event-listeners>
          <text:p text:style-name="P5"><text:span text:style-name="T8">Search another C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0" draw:text-style-name="P11" draw:layer="layout" svg:width="9.98cm" svg:height="1.592cm" svg:x="12.284cm" svg:y="6.099cm">
          <text:p text:style-name="P10"><text:span text:style-name="T1">The Clue i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1" draw:text-style-name="P15" draw:layer="layout" svg:width="9.214cm" svg:height="1.534cm" svg:x="12.282cm" svg:y="3.699cm">
          <text:p text:style-name="P10"><text:span text:style-name="T6">What was that clue about rivers in Myan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peek-in" presentation:preset-sub-type="from-top">
                  <anim:set smil:begin="0s" smil:dur="0.001s" smil:fill="hold" smil:targetElement="id3" smil:attributeName="visibility" smil:to="visible"/>
                  <anim:transitionFilter smil:dur="0.5s" smil:targetElement="id3" smil:type="slideWipe" smil:subtype="fromTop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Narrow" svg:font-family="'Nimbus Sans Narrow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Default-title" draw:layer="backgroundobjects" svg:width="30.476cm" svg:height="3.18cm" svg:x="1.688cm" svg:y="0.75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0.733cm" svg:height="1.313cm" svg:x="11.577cm" svg:y="17.351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7.889cm" svg:height="1.313cm" svg:x="24.275cm" svg:y="17.35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5" presentation:style-name="Mpr1" draw:text-style-name="MP6" draw:layer="backgroundobjects" svg:width="7.889cm" svg:height="1.313cm" svg:x="1.688cm" svg:y="17.351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8:42:33</meta:creation-date>
    <dc:language>en-US</dc:language>
    <dc:date>2024-12-18T19:41:09.171243226</dc:date>
    <meta:editing-cycles>7</meta:editing-cycles>
    <meta:editing-duration>PT8M42S</meta:editing-duration>
    <meta:generator>LibreOffice/24.2.7.2$Linux_X86_64 LibreOffice_project/420$Build-2</meta:generator>
    <meta:document-statistic meta:object-count="105"/>
    <meta:user-defined meta:name="AppVersion">15.0000</meta:user-defined>
  </office:meta>
</office:document-meta>
</file>